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9dd0" officeooo:paragraph-rsid="001c9dd0"/>
    </style:style>
    <style:style style:name="P2" style:family="paragraph" style:parent-style-name="Standard">
      <style:text-properties officeooo:rsid="00205b68" officeooo:paragraph-rsid="00205b68"/>
    </style:style>
    <style:style style:name="P3" style:family="paragraph" style:parent-style-name="Standard">
      <style:text-properties officeooo:rsid="002206c7" officeooo:paragraph-rsid="002206c7"/>
    </style:style>
    <style:style style:name="P4" style:family="paragraph" style:parent-style-name="Standard">
      <style:text-properties officeooo:rsid="00239739" officeooo:paragraph-rsid="00239739"/>
    </style:style>
    <style:style style:name="P5" style:family="paragraph" style:parent-style-name="Standard">
      <style:text-properties officeooo:rsid="0027f31c" officeooo:paragraph-rsid="00285f73"/>
    </style:style>
    <style:style style:name="P6" style:family="paragraph" style:parent-style-name="Standard">
      <style:text-properties officeooo:rsid="002a5c01" officeooo:paragraph-rsid="002a5c01"/>
    </style:style>
    <style:style style:name="P7" style:family="paragraph" style:parent-style-name="Standard">
      <style:text-properties officeooo:rsid="002b6367" officeooo:paragraph-rsid="002b6367"/>
    </style:style>
    <style:style style:name="P8" style:family="paragraph" style:parent-style-name="Standard">
      <style:text-properties officeooo:rsid="002dd568" officeooo:paragraph-rsid="002dd568"/>
    </style:style>
    <style:style style:name="P9" style:family="paragraph" style:parent-style-name="Standard">
      <style:text-properties officeooo:rsid="002f7802" officeooo:paragraph-rsid="002f7802"/>
    </style:style>
    <style:style style:name="P10" style:family="paragraph" style:parent-style-name="Standard">
      <style:text-properties officeooo:rsid="002fe337" officeooo:paragraph-rsid="002fe337"/>
    </style:style>
    <style:style style:name="P11" style:family="paragraph" style:parent-style-name="Standard">
      <style:text-properties officeooo:rsid="0031c199" officeooo:paragraph-rsid="0031c199"/>
    </style:style>
    <style:style style:name="P12" style:family="paragraph" style:parent-style-name="Standard">
      <style:text-properties officeooo:rsid="00335fe2" officeooo:paragraph-rsid="00335fe2"/>
    </style:style>
    <style:style style:name="P13" style:family="paragraph" style:parent-style-name="Standard">
      <style:text-properties officeooo:rsid="0034295e" officeooo:paragraph-rsid="0034295e"/>
    </style:style>
    <style:style style:name="P14" style:family="paragraph" style:parent-style-name="Standard">
      <style:text-properties officeooo:rsid="0034fd34" officeooo:paragraph-rsid="0034fd34"/>
    </style:style>
    <style:style style:name="P15" style:family="paragraph" style:parent-style-name="Standard">
      <style:text-properties officeooo:rsid="00372dbb" officeooo:paragraph-rsid="00372dbb"/>
    </style:style>
    <style:style style:name="P16" style:family="paragraph" style:parent-style-name="Standard">
      <style:text-properties officeooo:rsid="0037ff77" officeooo:paragraph-rsid="0037ff77"/>
    </style:style>
    <style:style style:name="P17" style:family="paragraph" style:parent-style-name="Standard">
      <style:text-properties officeooo:rsid="003a6b4e" officeooo:paragraph-rsid="003a6b4e"/>
    </style:style>
    <style:style style:name="P18" style:family="paragraph" style:parent-style-name="Standard">
      <style:text-properties officeooo:rsid="003c7c98" officeooo:paragraph-rsid="003c7c98"/>
    </style:style>
    <style:style style:name="P19" style:family="paragraph" style:parent-style-name="Standard">
      <style:text-properties officeooo:rsid="003c7c98" officeooo:paragraph-rsid="003c985d"/>
    </style:style>
    <style:style style:name="P20" style:family="paragraph" style:parent-style-name="Standard">
      <style:text-properties officeooo:rsid="003c985d" officeooo:paragraph-rsid="003c985d"/>
    </style:style>
    <style:style style:name="P21" style:family="paragraph" style:parent-style-name="Standard">
      <style:text-properties officeooo:rsid="003f09ac" officeooo:paragraph-rsid="003f09ac"/>
    </style:style>
    <style:style style:name="P22" style:family="paragraph" style:parent-style-name="Standard">
      <style:text-properties officeooo:rsid="004417b1" officeooo:paragraph-rsid="004417b1"/>
    </style:style>
    <style:style style:name="P23" style:family="paragraph" style:parent-style-name="Standard">
      <style:text-properties officeooo:rsid="0048965b" officeooo:paragraph-rsid="0048965b"/>
    </style:style>
    <style:style style:name="P24" style:family="paragraph" style:parent-style-name="Standard">
      <style:text-properties officeooo:rsid="00508f12" officeooo:paragraph-rsid="00508f12"/>
    </style:style>
    <style:style style:name="P25" style:family="paragraph" style:parent-style-name="Standard">
      <style:text-properties officeooo:rsid="0052c8a9" officeooo:paragraph-rsid="0052c8a9"/>
    </style:style>
    <style:style style:name="P26" style:family="paragraph" style:parent-style-name="Standard">
      <style:text-properties officeooo:rsid="00549255" officeooo:paragraph-rsid="00549255"/>
    </style:style>
    <style:style style:name="P27" style:family="paragraph" style:parent-style-name="Standard">
      <style:text-properties fo:font-weight="bold" officeooo:rsid="00549255" officeooo:paragraph-rsid="00549255" style:font-weight-asian="bold" style:font-weight-complex="bold"/>
    </style:style>
    <style:style style:name="P28" style:family="paragraph" style:parent-style-name="Standard">
      <style:text-properties officeooo:rsid="00584d77" officeooo:paragraph-rsid="00584d77"/>
    </style:style>
    <style:style style:name="P29" style:family="paragraph" style:parent-style-name="Standard">
      <style:text-properties officeooo:rsid="005a648a" officeooo:paragraph-rsid="005a648a"/>
    </style:style>
    <style:style style:name="P30" style:family="paragraph" style:parent-style-name="Standard">
      <style:text-properties officeooo:rsid="005aeac4" officeooo:paragraph-rsid="005aeac4"/>
    </style:style>
    <style:style style:name="P31" style:family="paragraph" style:parent-style-name="Standard" style:list-style-name="L1">
      <style:text-properties officeooo:rsid="005aeac4" officeooo:paragraph-rsid="005aeac4"/>
    </style:style>
    <style:style style:name="P32" style:family="paragraph" style:parent-style-name="Standard">
      <style:text-properties officeooo:rsid="005bf7fa" officeooo:paragraph-rsid="005bf7fa"/>
    </style:style>
    <style:style style:name="T1" style:family="text">
      <style:text-properties officeooo:rsid="0020c24e"/>
    </style:style>
    <style:style style:name="T2" style:family="text">
      <style:text-properties officeooo:rsid="0026b0fb"/>
    </style:style>
    <style:style style:name="T3" style:family="text">
      <style:text-properties officeooo:rsid="002c7381"/>
    </style:style>
    <style:style style:name="T4" style:family="text">
      <style:text-properties officeooo:rsid="0036bfc6"/>
    </style:style>
    <style:style style:name="T5" style:family="text">
      <style:text-properties officeooo:rsid="003a6b4e"/>
    </style:style>
    <style:style style:name="T6" style:family="text">
      <style:text-properties officeooo:rsid="003c985d"/>
    </style:style>
    <style:style style:name="T7" style:family="text">
      <style:text-properties officeooo:rsid="0040b7cb"/>
    </style:style>
    <style:style style:name="T8" style:family="text">
      <style:text-properties officeooo:rsid="0049ac88"/>
    </style:style>
    <style:style style:name="T9" style:family="text">
      <style:text-properties officeooo:rsid="004f07c4"/>
    </style:style>
    <style:style style:name="T10" style:family="text">
      <style:text-properties officeooo:rsid="005d11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<text:span text:style-name="T9">part 1</text:span> :</text:p>
      <text:p text:style-name="P1"/>
      <text:p text:style-name="P2">point sur les ports :</text:p>
      <text:p text:style-name="P2"/>
      <text:p text:style-name="P2">l’odinateur à entre <text:span text:style-name="T1">1</text:span> et 65535 ports.</text:p>
      <text:p text:style-name="P2">On à Docker qui tourne sur la machine, si un container docker tourne sur le port 2525, il ouvre le port 2525 sur la machine.</text:p>
      <text:p text:style-name="P2"/>
      <text:p text:style-name="P3">Commandes :</text:p>
      <text:p text:style-name="P3"/>
      <text:p text:style-name="P4">docker help : affiche l’aide(la doc)</text:p>
      <text:p text:style-name="P4">docker info : info sur docker</text:p>
      <text:p text:style-name="P4">docker run : créer un container (option -ti : permet d’avoir un shell sur le container, -d : lance en background, -v partager un dossier ou un fichier entre l’ordi et le container <text:span text:style-name="T2">(si on lance avec le -v, le contenu chargé sur la machine physique est prioritaire et écrase la conf du container)</text:span>).</text:p>
      <text:p text:style-name="P5"/>
      <text:p text:style-name="P5">Exemple : </text:p>
      <text:p text:style-name="P5">docker run –name test-esgi -d -p 6000:80 -v /Users/faceman/Sites/esgi-test/:/var/www/html php:apache</text:p>
      <text:p text:style-name="P5"/>
      <text:p text:style-name="P6">on peux ajouter plusieurs fois le même paramètres pour ajouter plusieurs fichiers ou ouvrir plusieurs ports par exemple.</text:p>
      <text:p text:style-name="P6"/>
      <text:p text:style-name="P7"><text:span text:style-name="T3">d</text:span>ocker ps : affiche une liste de container (-a : liste tous les containers)</text:p>
      <text:p text:style-name="P8">docker logs : les logs renvoyés à la sortis d’un container</text:p>
      <text:p text:style-name="P9">docker images : donne toutes les images que l’on à (sur le local)</text:p>
      <text:p text:style-name="P10">docker exec : lance une commande dans un container (déjà lancé)(on peu ainsi lancer un terminal sur un container fonctionnel)</text:p>
      <text:p text:style-name="P10"/>
      <text:p text:style-name="P11">exemple : docker exec -it aa7 bash</text:p>
      <text:p text:style-name="P12">on peut lancer n’importe quelle commande sur le container</text:p>
      <text:p text:style-name="P12"/>
      <text:p text:style-name="P13">docker start/stop : lance ou arrête un container docker</text:p>
      <text:p text:style-name="P14">docker rm : supprime les container arrêter</text:p>
      <text:p text:style-name="P14">docker rmi : supprime l’image si elle ne possède pas de container</text:p>
      <text:p text:style-name="P14">docker push : envoyer son image vers docker hub</text:p>
      <text:p text:style-name="P14">docker pull : récupérer une image depuis docker <text:span text:style-name="T4">hub</text:span></text:p>
      <text:p text:style-name="P15">docker login/logout : connexion/deconnexion au hub</text:p>
      <text:p text:style-name="P15">docker commit : permet de créer une image</text:p>
      <text:p text:style-name="P15"/>
      <text:p text:style-name="P16">exple : <text:span text:style-name="T5">(enregistrer une image contenant l’image de base + mes modifications).</text:span></text:p>
      <text:p text:style-name="P17">docker commit name cgrandval/test-esgi-2</text:p>
      <text:p text:style-name="P17"/>
      <text:p text:style-name="P18">(on la push sur le hub (va le mettre en pause avant l’envoi)) :</text:p>
      <text:p text:style-name="P18">docker push cgrandval/test-esgi-2</text:p>
      <text:p text:style-name="P20">(on peut ajouter des tags pour versionner l’image) :</text:p>
      <text:p text:style-name="P19">docker push cgrandval/test-esgi-2:t<text:span text:style-name="T6">ag</text:span></text:p>
      <text:p text:style-name="P19"/>
      <text:p text:style-name="P21">docker search : rechercher dans le hub <text:span text:style-name="T7">(option -f filtrer)</text:span></text:p>
      <text:p text:style-name="P22">docker update : actualise la config d’un ou plusieurs containers.</text:p>
      <text:p text:style-name="P23"><text:span text:style-name="T8">(</text:span>Ping domaine.com -c 100<text:span text:style-name="T8">)</text:span></text:p>
      <text:p text:style-name="P24">Dans un run on ajout –rm pour préciser de détruire le container à la fin de l’exécution.</text:p>
      <text:p text:style-name="P25"><text:soft-page-break/>Docker part 2 :</text:p>
      <text:p text:style-name="P25"/>
      <text:p text:style-name="P27">Dockerfile</text:p>
      <text:p text:style-name="P26"/>
      <text:p text:style-name="P26">nomenclature :</text:p>
      <text:p text:style-name="P26"/>
      <text:p text:style-name="P26">From : image de base dont il va partir</text:p>
      <text:p text:style-name="P26">liste des commandes à exécuter sur le serveur</text:p>
      <text:p text:style-name="P26">docker build : créer une image à partir de ce fichier</text:p>
      <text:p text:style-name="P26"/>
      <text:p text:style-name="P28">créer une image par commandes pendant le processus.</text:p>
      <text:p text:style-name="P28"/>
      <text:p text:style-name="P28">Docker build -t &lt;user&gt;/&lt;image.name&gt;:tag /path/of/dockerfile</text:p>
      <text:p text:style-name="P28"/>
      <text:p text:style-name="P29">bonnes pratiques :</text:p>
      <text:list xml:id="list8515702137181918332" text:style-name="L1">
        <text:list-item>
          <text:p text:style-name="P31">être le plus éphémère possible</text:p>
        </text:list-item>
        <text:list-item>
          <text:p text:style-name="P31">n’installer que le nécessaire</text:p>
        </text:list-item>
        <text:list-item>
          <text:p text:style-name="P31">un container = un processus</text:p>
        </text:list-item>
        <text:list-item>
          <text:p text:style-name="P31">limiter le nombre de couches</text:p>
        </text:list-item>
        <text:list-item>
          <text:p text:style-name="P31">trier les arguments multi-lignes par ordre alphanumérique.</text:p>
        </text:list-item>
      </text:list>
      <text:p text:style-name="P30"/>
      <text:p text:style-name="P32">FROM : part d’une image ou d’une image et d’un tag</text:p>
      <text:p text:style-name="P32">MAINTAINER (déprécié)</text:p>
      <text:p text:style-name="P32"/>
      <text:p text:style-name="P32">RUN : lancer les commandes dans le container</text:p>
      <text:p text:style-name="P32"><text:span text:style-name="T10">C</text:span>MD : <text:span text:style-name="T10">lancé au démarrage du container</text:span></text:p>
      <text:p text:style-name="P32">ENTRYPOINT :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4:14:10.744490936</meta:creation-date>
    <dc:date>2017-10-17T17:42:41.769680131</dc:date>
    <meta:editing-duration>PT2H15M57S</meta:editing-duration>
    <meta:editing-cycles>55</meta:editing-cycles>
    <meta:generator>LibreOffice/5.1.6.2.0$Linux_X86_64 LibreOffice_project/10$Build-2</meta:generator>
    <meta:document-statistic meta:table-count="0" meta:image-count="0" meta:object-count="0" meta:page-count="2" meta:paragraph-count="53" meta:word-count="471" meta:character-count="2747" meta:non-whitespace-character-count="2333"/>
  </office:meta>
</office:document-meta>
</file>